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4.44pt"/>
    </style:style>
    <style:style style:name="co3" style:family="table-column">
      <style:table-column-properties fo:break-before="auto" style:column-width="77.7pt"/>
    </style:style>
    <style:style style:name="co4" style:family="table-column">
      <style:table-column-properties fo:break-before="auto" style:column-width="59.44pt"/>
    </style:style>
    <style:style style:name="co5" style:family="table-column">
      <style:table-column-properties fo:break-before="auto" style:column-width="70.95pt"/>
    </style:style>
    <style:style style:name="co6" style:family="table-column">
      <style:table-column-properties fo:break-before="auto" style:column-width="76.14pt"/>
    </style:style>
    <style:style style:name="co7" style:family="table-column">
      <style:table-column-properties fo:break-before="auto" style:column-width="106.44pt"/>
    </style:style>
    <style:style style:name="co8" style:family="table-column">
      <style:table-column-properties fo:break-before="auto" style:column-width="79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table table:name="l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Aset_ID</text:p>
          </table:table-cell>
          <table:table-cell table:style-name="ce1" office:value-type="string" calcext:value-type="string">
            <text:p>kodeSatker</text:p>
          </table:table-cell>
          <table:table-cell table:style-name="ce1" office:value-type="string" calcext:value-type="string">
            <text:p>NamaSatker</text:p>
          </table:table-cell>
          <table:table-cell table:style-name="ce1" office:value-type="string" calcext:value-type="string">
            <text:p>kodeKelompok</text:p>
          </table:table-cell>
          <table:table-cell table:style-name="ce1" office:value-type="string" calcext:value-type="string">
            <text:p>noRegister</text:p>
          </table:table-cell>
          <table:table-cell table:style-name="ce1" office:value-type="string" calcext:value-type="string">
            <text:p>tahun</text:p>
          </table:table-cell>
          <table:table-cell table:style-name="ce1" office:value-type="string" calcext:value-type="string">
            <text:p>NilaiPerolehan</text:p>
          </table:table-cell>
          <table:table-cell table:style-name="ce1" office:value-type="string" calcext:value-type="string">
            <text:p>MasaManfaat</text:p>
          </table:table-cell>
          <table:table-cell table:style-name="ce1" office:value-type="string" calcext:value-type="string">
            <text:p>UmurEkonomis</text:p>
          </table:table-cell>
          <table:table-cell table:style-name="ce1" office:value-type="string" calcext:value-type="string">
            <text:p>AkumulasiPenyusutan</text:p>
          </table:table-cell>
          <table:table-cell table:style-name="ce1" office:value-type="string" calcext:value-type="string">
            <text:p>NilaiBuku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666" calcext:value-type="float">
            <text:p>12666</text:p>
          </table:table-cell>
          <table:table-cell table:style-name="ce1" office:value-type="string" calcext:value-type="string">
            <text:p>07.01.01.01</text:p>
          </table:table-cell>
          <table:table-cell table:style-name="ce1" office:value-type="string" calcext:value-type="string">
            <text:p>DINAS KESEHATAN</text:p>
          </table:table-cell>
          <table:table-cell table:style-name="ce1" office:value-type="string" calcext:value-type="string">
            <text:p>02.03.01.05.0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5479000" calcext:value-type="float">
            <text:p>154790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056429.7143" calcext:value-type="float">
            <text:p>11056429.7143</text:p>
          </table:table-cell>
          <table:table-cell table:style-name="ce1" office:value-type="float" office:value="4422570.2857" calcext:value-type="float">
            <text:p>4422570.2857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2667" calcext:value-type="float">
            <text:p>12667</text:p>
          </table:table-cell>
          <table:table-cell table:style-name="ce1" office:value-type="string" calcext:value-type="string">
            <text:p>07.01.01.01</text:p>
          </table:table-cell>
          <table:table-cell table:style-name="ce1" office:value-type="string" calcext:value-type="string">
            <text:p>DINAS KESEHATAN</text:p>
          </table:table-cell>
          <table:table-cell table:style-name="ce1" office:value-type="string" calcext:value-type="string">
            <text:p>02.03.01.05.0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5479000" calcext:value-type="float">
            <text:p>154790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056429.7143" calcext:value-type="float">
            <text:p>11056429.7143</text:p>
          </table:table-cell>
          <table:table-cell table:style-name="ce1" office:value-type="float" office:value="4422570.2857" calcext:value-type="float">
            <text:p>4422570.2857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2672" calcext:value-type="float">
            <text:p>12672</text:p>
          </table:table-cell>
          <table:table-cell table:style-name="ce1" office:value-type="string" calcext:value-type="string">
            <text:p>07.01.01.01</text:p>
          </table:table-cell>
          <table:table-cell table:style-name="ce1" office:value-type="string" calcext:value-type="string">
            <text:p>DINAS KESEHATAN</text:p>
          </table:table-cell>
          <table:table-cell table:style-name="ce1" office:value-type="string" calcext:value-type="string">
            <text:p>02.03.01.05.0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2457000" calcext:value-type="float">
            <text:p>124570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57000" calcext:value-type="float">
            <text:p>12457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2673" calcext:value-type="float">
            <text:p>12673</text:p>
          </table:table-cell>
          <table:table-cell table:style-name="ce1" office:value-type="string" calcext:value-type="string">
            <text:p>07.01.01.01</text:p>
          </table:table-cell>
          <table:table-cell table:style-name="ce1" office:value-type="string" calcext:value-type="string">
            <text:p>DINAS KESEHATAN</text:p>
          </table:table-cell>
          <table:table-cell table:style-name="ce1" office:value-type="string" calcext:value-type="string">
            <text:p>02.03.01.05.0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400000" calcext:value-type="float">
            <text:p>134000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57143.7143" calcext:value-type="float">
            <text:p>7657143.7143</text:p>
          </table:table-cell>
          <table:table-cell table:style-name="ce1" office:value-type="float" office:value="5742856.2857" calcext:value-type="float">
            <text:p>5742856.2857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2675" calcext:value-type="float">
            <text:p>12675</text:p>
          </table:table-cell>
          <table:table-cell table:style-name="ce1" office:value-type="string" calcext:value-type="string">
            <text:p>07.01.01.01</text:p>
          </table:table-cell>
          <table:table-cell table:style-name="ce1" office:value-type="string" calcext:value-type="string">
            <text:p>DINAS KESEHATAN</text:p>
          </table:table-cell>
          <table:table-cell table:style-name="ce1" office:value-type="string" calcext:value-type="string">
            <text:p>02.03.01.05.0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5410967" calcext:value-type="float">
            <text:p>1541096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604700.7143" calcext:value-type="float">
            <text:p>6604700.7143</text:p>
          </table:table-cell>
          <table:table-cell table:style-name="ce1" office:value-type="float" office:value="8806266.2857" calcext:value-type="float">
            <text:p>8806266.2857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2676" calcext:value-type="float">
            <text:p>12676</text:p>
          </table:table-cell>
          <table:table-cell table:style-name="ce1" office:value-type="string" calcext:value-type="string">
            <text:p>07.01.01.01</text:p>
          </table:table-cell>
          <table:table-cell table:style-name="ce1" office:value-type="string" calcext:value-type="string">
            <text:p>DINAS KESEHATAN</text:p>
          </table:table-cell>
          <table:table-cell table:style-name="ce1" office:value-type="string" calcext:value-type="string">
            <text:p>02.03.01.05.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5410967" calcext:value-type="float">
            <text:p>1541096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604700.7143" calcext:value-type="float">
            <text:p>6604700.7143</text:p>
          </table:table-cell>
          <table:table-cell table:style-name="ce1" office:value-type="float" office:value="8806266.2857" calcext:value-type="float">
            <text:p>8806266.285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2677" calcext:value-type="float">
            <text:p>12677</text:p>
          </table:table-cell>
          <table:table-cell table:style-name="ce1" office:value-type="string" calcext:value-type="string">
            <text:p>07.01.01.01</text:p>
          </table:table-cell>
          <table:table-cell table:style-name="ce1" office:value-type="string" calcext:value-type="string">
            <text:p>DINAS KESEHATAN</text:p>
          </table:table-cell>
          <table:table-cell table:style-name="ce1" office:value-type="string" calcext:value-type="string">
            <text:p>02.03.01.05.0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5410967" calcext:value-type="float">
            <text:p>1541096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604700.7143" calcext:value-type="float">
            <text:p>6604700.7143</text:p>
          </table:table-cell>
          <table:table-cell table:style-name="ce1" office:value-type="float" office:value="8806266.2857" calcext:value-type="float">
            <text:p>8806266.285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3223" calcext:value-type="float">
            <text:p>13223</text:p>
          </table:table-cell>
          <table:table-cell table:style-name="ce1" office:value-type="string" calcext:value-type="string">
            <text:p>07.01.01.01</text:p>
          </table:table-cell>
          <table:table-cell table:style-name="ce1" office:value-type="string" calcext:value-type="string">
            <text:p>DINAS KESEHATAN</text:p>
          </table:table-cell>
          <table:table-cell table:style-name="ce1" office:value-type="string" calcext:value-type="string">
            <text:p>02.06.03.02.02</text:p>
          </table:table-cell>
          <table:table-cell table:style-name="ce1" office:value-type="float" office:value="100000254" calcext:value-type="float">
            <text:p>100000254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618029" calcext:value-type="float">
            <text:p>56180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18029" calcext:value-type="float">
            <text:p>561802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3224" calcext:value-type="float">
            <text:p>13224</text:p>
          </table:table-cell>
          <table:table-cell table:style-name="ce1" office:value-type="string" calcext:value-type="string">
            <text:p>07.01.01.01</text:p>
          </table:table-cell>
          <table:table-cell table:style-name="ce1" office:value-type="string" calcext:value-type="string">
            <text:p>DINAS KESEHATAN</text:p>
          </table:table-cell>
          <table:table-cell table:style-name="ce1" office:value-type="string" calcext:value-type="string">
            <text:p>02.06.03.02.02</text:p>
          </table:table-cell>
          <table:table-cell table:style-name="ce1" office:value-type="float" office:value="100000255" calcext:value-type="float">
            <text:p>10000025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575000" calcext:value-type="float">
            <text:p>7575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81250" calcext:value-type="float">
            <text:p>5681250</text:p>
          </table:table-cell>
          <table:table-cell table:style-name="ce1" office:value-type="float" office:value="1893750" calcext:value-type="float">
            <text:p>189375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177" calcext:value-type="float">
            <text:p>29177</text:p>
          </table:table-cell>
          <table:table-cell table:style-name="ce1" office:value-type="string" calcext:value-type="string">
            <text:p>07.01.01.01</text:p>
          </table:table-cell>
          <table:table-cell table:style-name="ce1" office:value-type="string" calcext:value-type="string">
            <text:p>DINAS KESEHATAN</text:p>
          </table:table-cell>
          <table:table-cell table:style-name="ce1" office:value-type="string" calcext:value-type="string">
            <text:p>02.03.01.04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99761500" calcext:value-type="float">
            <text:p>1997615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4149428.1429" calcext:value-type="float">
            <text:p>114149428.1429</text:p>
          </table:table-cell>
          <table:table-cell table:style-name="ce1" office:value-type="float" office:value="85612071.8571" calcext:value-type="float">
            <text:p>85612071.857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20457" calcext:value-type="float">
            <text:p>720457</text:p>
          </table:table-cell>
          <table:table-cell table:style-name="ce1" office:value-type="string" calcext:value-type="string">
            <text:p>07.01.01.01</text:p>
          </table:table-cell>
          <table:table-cell table:style-name="ce1" office:value-type="string" calcext:value-type="string">
            <text:p>DINAS KESEHATAN</text:p>
          </table:table-cell>
          <table:table-cell table:style-name="ce1" office:value-type="string" calcext:value-type="string">
            <text:p>02.06.03.02.02</text:p>
          </table:table-cell>
          <table:table-cell table:style-name="ce1" office:value-type="float" office:value="100000256" calcext:value-type="float">
            <text:p>100000256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950000" calcext:value-type="float">
            <text:p>595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62500" calcext:value-type="float">
            <text:p>4462500</text:p>
          </table:table-cell>
          <table:table-cell table:style-name="ce1" office:value-type="float" office:value="1487500" calcext:value-type="float">
            <text:p>148750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97512" calcext:value-type="float">
            <text:p>1497512</text:p>
          </table:table-cell>
          <table:table-cell table:style-name="ce1" office:value-type="string" calcext:value-type="string">
            <text:p>07.01.01.01</text:p>
          </table:table-cell>
          <table:table-cell table:style-name="ce1" office:value-type="string" calcext:value-type="string">
            <text:p>DINAS KESEHATAN</text:p>
          </table:table-cell>
          <table:table-cell table:style-name="ce1" office:value-type="string" calcext:value-type="string">
            <text:p>02.03.01.05.0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5461176" calcext:value-type="float">
            <text:p>1546117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626217.4286" calcext:value-type="float">
            <text:p>6626217.4286</text:p>
          </table:table-cell>
          <table:table-cell table:style-name="ce1" office:value-type="float" office:value="8834958.5714" calcext:value-type="float">
            <text:p>8834958.5714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98905" calcext:value-type="float">
            <text:p>1498905</text:p>
          </table:table-cell>
          <table:table-cell table:style-name="ce1" office:value-type="string" calcext:value-type="string">
            <text:p>07.01.01.01</text:p>
          </table:table-cell>
          <table:table-cell table:style-name="ce1" office:value-type="string" calcext:value-type="string">
            <text:p>DINAS KESEHATAN</text:p>
          </table:table-cell>
          <table:table-cell table:style-name="ce1" office:value-type="string" calcext:value-type="string">
            <text:p>02.03.01.05.0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5461184" calcext:value-type="float">
            <text:p>1546118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626222.5714" calcext:value-type="float">
            <text:p>6626222.5714</text:p>
          </table:table-cell>
          <table:table-cell table:style-name="ce1" office:value-type="float" office:value="8834961.4286" calcext:value-type="float">
            <text:p>8834961.4286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68672" calcext:value-type="float">
            <text:p>2668672</text:p>
          </table:table-cell>
          <table:table-cell table:style-name="ce1" office:value-type="string" calcext:value-type="string">
            <text:p>07.01.01.01</text:p>
          </table:table-cell>
          <table:table-cell table:style-name="ce1" office:value-type="string" calcext:value-type="string">
            <text:p>DINAS KESEHATAN</text:p>
          </table:table-cell>
          <table:table-cell table:style-name="ce1" office:value-type="string" calcext:value-type="string">
            <text:p>02.03.01.05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5687715" calcext:value-type="float">
            <text:p>156877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82204.1429" calcext:value-type="float">
            <text:p>4482204.1429</text:p>
          </table:table-cell>
          <table:table-cell table:style-name="ce1" office:value-type="float" office:value="11205510.8571" calcext:value-type="float">
            <text:p>11205510.8571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68038" calcext:value-type="float">
            <text:p>2768038</text:p>
          </table:table-cell>
          <table:table-cell table:style-name="ce1" office:value-type="string" calcext:value-type="string">
            <text:p>07.01.01.01</text:p>
          </table:table-cell>
          <table:table-cell table:style-name="ce1" office:value-type="string" calcext:value-type="string">
            <text:p>DINAS KESEHATAN</text:p>
          </table:table-cell>
          <table:table-cell table:style-name="ce1" office:value-type="string" calcext:value-type="string">
            <text:p>02.07.02.01.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3150000" calcext:value-type="float">
            <text:p>315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60000" calcext:value-type="float">
            <text:p>1260000</text:p>
          </table:table-cell>
          <table:table-cell table:style-name="ce1" office:value-type="float" office:value="1890000" calcext:value-type="float">
            <text:p>1890000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768039" calcext:value-type="float">
            <text:p>2768039</text:p>
          </table:table-cell>
          <table:table-cell table:style-name="ce1" office:value-type="string" calcext:value-type="string">
            <text:p>07.01.01.01</text:p>
          </table:table-cell>
          <table:table-cell table:style-name="ce1" office:value-type="string" calcext:value-type="string">
            <text:p>DINAS KESEHATAN</text:p>
          </table:table-cell>
          <table:table-cell table:style-name="ce1" office:value-type="string" calcext:value-type="string">
            <text:p>02.07.02.01.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00000" calcext:value-type="float">
            <text:p>200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00000" calcext:value-type="float">
            <text:p>800000</text:p>
          </table:table-cell>
          <table:table-cell table:style-name="ce1" office:value-type="float" office:value="1200000" calcext:value-type="float">
            <text:p>120000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68040" calcext:value-type="float">
            <text:p>2768040</text:p>
          </table:table-cell>
          <table:table-cell table:style-name="ce1" office:value-type="string" calcext:value-type="string">
            <text:p>07.01.01.01</text:p>
          </table:table-cell>
          <table:table-cell table:style-name="ce1" office:value-type="string" calcext:value-type="string">
            <text:p>DINAS KESEHATAN</text:p>
          </table:table-cell>
          <table:table-cell table:style-name="ce1" office:value-type="string" calcext:value-type="string">
            <text:p>02.07.02.01.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00000" calcext:value-type="float">
            <text:p>200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00000" calcext:value-type="float">
            <text:p>800000</text:p>
          </table:table-cell>
          <table:table-cell table:style-name="ce1" office:value-type="float" office:value="1200000" calcext:value-type="float">
            <text:p>1200000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68041" calcext:value-type="float">
            <text:p>2768041</text:p>
          </table:table-cell>
          <table:table-cell table:style-name="ce1" office:value-type="string" calcext:value-type="string">
            <text:p>07.01.01.01</text:p>
          </table:table-cell>
          <table:table-cell table:style-name="ce1" office:value-type="string" calcext:value-type="string">
            <text:p>DINAS KESEHATAN</text:p>
          </table:table-cell>
          <table:table-cell table:style-name="ce1" office:value-type="string" calcext:value-type="string">
            <text:p>02.07.02.01.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00000" calcext:value-type="float">
            <text:p>200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00000" calcext:value-type="float">
            <text:p>800000</text:p>
          </table:table-cell>
          <table:table-cell table:style-name="ce1" office:value-type="float" office:value="1200000" calcext:value-type="float">
            <text:p>1200000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68042" calcext:value-type="float">
            <text:p>2768042</text:p>
          </table:table-cell>
          <table:table-cell table:style-name="ce1" office:value-type="string" calcext:value-type="string">
            <text:p>07.01.01.01</text:p>
          </table:table-cell>
          <table:table-cell table:style-name="ce1" office:value-type="string" calcext:value-type="string">
            <text:p>DINAS KESEHATAN</text:p>
          </table:table-cell>
          <table:table-cell table:style-name="ce1" office:value-type="string" calcext:value-type="string">
            <text:p>02.07.02.01.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00000" calcext:value-type="float">
            <text:p>200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00000" calcext:value-type="float">
            <text:p>800000</text:p>
          </table:table-cell>
          <table:table-cell table:style-name="ce1" office:value-type="float" office:value="1200000" calcext:value-type="float">
            <text:p>120000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68043" calcext:value-type="float">
            <text:p>2768043</text:p>
          </table:table-cell>
          <table:table-cell table:style-name="ce1" office:value-type="string" calcext:value-type="string">
            <text:p>07.01.01.01</text:p>
          </table:table-cell>
          <table:table-cell table:style-name="ce1" office:value-type="string" calcext:value-type="string">
            <text:p>DINAS KESEHATAN</text:p>
          </table:table-cell>
          <table:table-cell table:style-name="ce1" office:value-type="string" calcext:value-type="string">
            <text:p>02.07.02.01.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00000" calcext:value-type="float">
            <text:p>200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00000" calcext:value-type="float">
            <text:p>800000</text:p>
          </table:table-cell>
          <table:table-cell table:style-name="ce1" office:value-type="float" office:value="1200000" calcext:value-type="float">
            <text:p>120000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42542" calcext:value-type="float">
            <text:p>2542542</text:p>
          </table:table-cell>
          <table:table-cell table:style-name="ce1" office:value-type="string" calcext:value-type="string">
            <text:p>08.01.15.01</text:p>
          </table:table-cell>
          <table:table-cell table:style-name="ce1" office:value-type="string" calcext:value-type="string">
            <text:p>SMPN 14</text:p>
          </table:table-cell>
          <table:table-cell table:style-name="ce1" office:value-type="string" calcext:value-type="string">
            <text:p>02.07.01.01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42543" calcext:value-type="float">
            <text:p>2542543</text:p>
          </table:table-cell>
          <table:table-cell table:style-name="ce1" office:value-type="string" calcext:value-type="string">
            <text:p>08.01.15.01</text:p>
          </table:table-cell>
          <table:table-cell table:style-name="ce1" office:value-type="string" calcext:value-type="string">
            <text:p>SMPN 14</text:p>
          </table:table-cell>
          <table:table-cell table:style-name="ce1" office:value-type="string" calcext:value-type="string">
            <text:p>02.07.01.01.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6586" calcext:value-type="float">
            <text:p>186586</text:p>
          </table:table-cell>
          <table:table-cell table:style-name="ce1" office:value-type="string" calcext:value-type="string">
            <text:p>16.01.01.01</text:p>
          </table:table-cell>
          <table:table-cell table:style-name="ce1" office:value-type="string" calcext:value-type="string">
            <text:p>BADAN LINGKUNGAN HIDUP</text:p>
          </table:table-cell>
          <table:table-cell table:style-name="ce1" office:value-type="string" calcext:value-type="string">
            <text:p>02.02.01.11.0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4000000" calcext:value-type="float">
            <text:p>400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00000" calcext:value-type="float">
            <text:p>1600000</text:p>
          </table:table-cell>
          <table:table-cell table:style-name="ce1" office:value-type="float" office:value="2400000" calcext:value-type="float">
            <text:p>2400000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6587" calcext:value-type="float">
            <text:p>186587</text:p>
          </table:table-cell>
          <table:table-cell table:style-name="ce1" office:value-type="string" calcext:value-type="string">
            <text:p>16.01.01.01</text:p>
          </table:table-cell>
          <table:table-cell table:style-name="ce1" office:value-type="string" calcext:value-type="string">
            <text:p>BADAN LINGKUNGAN HIDUP</text:p>
          </table:table-cell>
          <table:table-cell table:style-name="ce1" office:value-type="string" calcext:value-type="string">
            <text:p>02.02.01.11.0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4000000" calcext:value-type="float">
            <text:p>400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00000" calcext:value-type="float">
            <text:p>1600000</text:p>
          </table:table-cell>
          <table:table-cell table:style-name="ce1" office:value-type="float" office:value="2400000" calcext:value-type="float">
            <text:p>2400000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9690" calcext:value-type="float">
            <text:p>199690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96000" calcext:value-type="float">
            <text:p>396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6000" calcext:value-type="float">
            <text:p>396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9691" calcext:value-type="float">
            <text:p>199691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96000" calcext:value-type="float">
            <text:p>396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6000" calcext:value-type="float">
            <text:p>396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99692" calcext:value-type="float">
            <text:p>199692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96000" calcext:value-type="float">
            <text:p>396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6000" calcext:value-type="float">
            <text:p>396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9693" calcext:value-type="float">
            <text:p>199693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96000" calcext:value-type="float">
            <text:p>396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6000" calcext:value-type="float">
            <text:p>396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9694" calcext:value-type="float">
            <text:p>199694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96000" calcext:value-type="float">
            <text:p>396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6000" calcext:value-type="float">
            <text:p>396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9695" calcext:value-type="float">
            <text:p>199695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96000" calcext:value-type="float">
            <text:p>396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6000" calcext:value-type="float">
            <text:p>396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9842" calcext:value-type="float">
            <text:p>199842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9843" calcext:value-type="float">
            <text:p>199843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9844" calcext:value-type="float">
            <text:p>199844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9845" calcext:value-type="float">
            <text:p>199845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9846" calcext:value-type="float">
            <text:p>199846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99847" calcext:value-type="float">
            <text:p>199847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199848" calcext:value-type="float">
            <text:p>199848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9849" calcext:value-type="float">
            <text:p>199849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199850" calcext:value-type="float">
            <text:p>199850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99851" calcext:value-type="float">
            <text:p>199851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199852" calcext:value-type="float">
            <text:p>199852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99853" calcext:value-type="float">
            <text:p>199853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99854" calcext:value-type="float">
            <text:p>199854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199855" calcext:value-type="float">
            <text:p>199855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99856" calcext:value-type="float">
            <text:p>199856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99857" calcext:value-type="float">
            <text:p>199857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199858" calcext:value-type="float">
            <text:p>199858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99859" calcext:value-type="float">
            <text:p>199859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199860" calcext:value-type="float">
            <text:p>199860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99861" calcext:value-type="float">
            <text:p>199861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199862" calcext:value-type="float">
            <text:p>199862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199863" calcext:value-type="float">
            <text:p>199863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199864" calcext:value-type="float">
            <text:p>199864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199865" calcext:value-type="float">
            <text:p>199865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000" calcext:value-type="float">
            <text:p>358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99886" calcext:value-type="float">
            <text:p>199886</text:p>
          </table:table-cell>
          <table:table-cell table:style-name="ce1" office:value-type="string" calcext:value-type="string">
            <text:p>50.04.10.01</text:p>
          </table:table-cell>
          <table:table-cell table:style-name="ce1" office:value-type="string" calcext:value-type="string">
            <text:p>Kelurahan Soko Duwet</text:p>
          </table:table-cell>
          <table:table-cell table:style-name="ce1" office:value-type="string" calcext:value-type="string">
            <text:p>02.06.02.01.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45250" calcext:value-type="float">
            <text:p>7452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5250" calcext:value-type="float">
            <text:p>74525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712909" calcext:value-type="float">
            <text:p>712909</text:p>
          </table:table-cell>
          <table:table-cell table:style-name="ce1" office:value-type="string" calcext:value-type="string">
            <text:p>21.03.01.01</text:p>
          </table:table-cell>
          <table:table-cell table:style-name="ce1" office:value-type="string" calcext:value-type="string">
            <text:p>Kantor Riset Teknologi dan Inovasi</text:p>
          </table:table-cell>
          <table:table-cell table:style-name="ce1" office:value-type="string" calcext:value-type="string">
            <text:p>02.03.01.05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5461176" calcext:value-type="float">
            <text:p>1546117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626217" calcext:value-type="float">
            <text:p>6626217</text:p>
          </table:table-cell>
          <table:table-cell table:style-name="ce1" office:value-type="float" office:value="8834959" calcext:value-type="float">
            <text:p>8834959</text:p>
          </table:table-cell>
        </table:table-row>
        <table:table-row table:style-name="ro1" table:number-rows-repeated="104851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2pt" fo:margin-bottom="72pt" fo:margin-left="90pt" fo:margin-right="90pt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meta:initial-creator>phpMyAdmin 4.4.15</meta:initial-creator>
    <meta:creation-date>2017-04-17T17:35:29</meta:creation-date>
    <dc:date>2017-04-18T00:39:52.698348263</dc:date>
    <meta:editing-duration>PT1M1S</meta:editing-duration>
    <meta:editing-cycles>2</meta:editing-cycles>
    <meta:document-statistic meta:table-count="1" meta:cell-count="684" meta:object-count="0"/>
  </office:meta>
</office:document-meta>
</file>